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ce style:name="Times" svg:font-family="Time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text-properties style:font-name="CMU Serif" fo:font-size="10pt" style:font-size-asian="10pt" style:font-size-complex="10pt"/>
    </style:style>
    <style:style style:name="P2" style:family="paragraph" style:parent-style-name="Text_20_body">
      <style:paragraph-properties fo:margin-left="0cm" fo:margin-right="0cm" fo:text-indent="5.556cm" style:auto-text-indent="false">
        <style:tab-stops>
          <style:tab-stop style:position="5.689cm"/>
        </style:tab-stops>
      </style:paragraph-properties>
    </style:style>
    <style:style style:name="P3" style:family="paragraph" style:parent-style-name="Standard" style:list-style-name="L1">
      <style:paragraph-properties fo:margin-top="0.423cm" fo:margin-bottom="0.212cm" fo:break-before="page">
        <style:tab-stops>
          <style:tab-stop style:position="0.388cm"/>
          <style:tab-stop style:position="1.27cm"/>
        </style:tab-stops>
      </style:paragraph-properties>
      <style:text-properties style:font-name="CMU Serif" fo:font-size="14pt" fo:letter-spacing="normal" fo:font-weight="bold"/>
    </style:style>
    <style:style style:name="P4" style:family="paragraph" style:parent-style-name="Standard" style:list-style-name="L1">
      <style:paragraph-properties fo:margin-top="0.423cm" fo:margin-bottom="0.212cm"/>
      <style:text-properties style:font-name="CMU Serif" fo:font-size="14pt" fo:letter-spacing="normal" fo:font-style="italic" fo:font-weight="bold"/>
    </style:style>
    <style:style style:name="P5" style:family="paragraph" style:parent-style-name="Standard" style:list-style-name="L1">
      <style:paragraph-properties fo:margin-top="0.423cm" fo:margin-bottom="0.212cm"/>
      <style:text-properties style:font-name="CMU Serif" fo:font-size="14pt" fo:letter-spacing="normal" fo:font-weight="bold"/>
    </style:style>
    <style:style style:name="P6" style:family="paragraph" style:parent-style-name="Standard" style:list-style-name="L1">
      <style:paragraph-properties fo:margin-top="0cm" fo:margin-bottom="0.212cm"/>
      <style:text-properties style:font-name="CMU Serif" fo:font-size="10pt" style:font-size-asian="10pt" style:font-size-complex="10pt"/>
    </style:style>
    <style:style style:name="P7" style:family="paragraph" style:parent-style-name="Standard" style:list-style-name="L1">
      <style:paragraph-properties fo:margin-top="0cm" fo:margin-bottom="0.212cm"/>
      <style:text-properties style:font-name="CMU Serif" fo:font-size="10pt" fo:letter-spacing="normal"/>
    </style:style>
    <style:style style:name="P8" style:family="paragraph" style:parent-style-name="Standard" style:list-style-name="L1">
      <style:paragraph-properties fo:margin-top="0cm" fo:margin-bottom="0.212cm"/>
      <style:text-properties style:font-name="CMU Serif" fo:font-size="10pt"/>
    </style:style>
    <style:style style:name="P9" style:family="paragraph" style:parent-style-name="Text_20_body">
      <style:text-properties style:font-name="CMU Serif"/>
    </style:style>
    <style:style style:name="P10" style:family="paragraph" style:parent-style-name="Text_20_body">
      <style:paragraph-properties fo:text-align="center" style:justify-single-word="false"/>
      <style:text-properties style:font-name="CMU Serif" fo:font-size="10pt" style:font-size-asian="10pt" style:font-size-complex="10pt"/>
    </style:style>
    <style:style style:name="P11" style:family="paragraph" style:parent-style-name="Text_20_body">
      <style:text-properties style:font-name="CMU Serif"/>
    </style:style>
    <style:style style:name="P12"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13"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14" style:family="paragraph" style:parent-style-name="Text_20_body">
      <style:paragraph-properties fo:break-before="page"/>
      <style:text-properties style:font-name="CMU Serif"/>
    </style:style>
    <style:style style:name="P15" style:family="paragraph" style:parent-style-name="Heading_20_1">
      <style:paragraph-properties fo:text-align="center" style:justify-single-word="false"/>
    </style:style>
    <style:style style:name="P16" style:family="paragraph" style:parent-style-name="Heading_20_1">
      <style:text-properties style:font-name="CMU Serif"/>
    </style:style>
    <style:style style:name="P17" style:family="paragraph" style:parent-style-name="Heading_20_1" style:list-style-name="L1">
      <style:text-properties style:font-name="CMU Serif"/>
    </style:style>
    <style:style style:name="P18" style:family="paragraph" style:parent-style-name="Heading_20_1" style:list-style-name="L1">
      <style:text-properties style:font-name="CMU Serif" style:font-style-complex="italic"/>
    </style:style>
    <style:style style:name="P19" style:family="paragraph" style:parent-style-name="Heading_20_1" style:master-page-name="MP0">
      <style:paragraph-properties fo:text-align="center" style:justify-single-word="false" style:page-number="auto" fo:break-before="page"/>
      <style:text-properties style:font-name="CMU Serif"/>
    </style:style>
    <style:style style:name="P20" style:family="paragraph" style:parent-style-name="Normal">
      <style:text-properties style:font-name="CMU Serif"/>
    </style:style>
    <style:style style:name="P21" style:family="paragraph" style:parent-style-name="Table_20_Contents">
      <style:text-properties style:font-name="CMU Serif" fo:font-style="italic" style:font-style-asian="italic" style:font-style-complex="italic"/>
    </style:style>
    <style:style style:name="P22" style:family="paragraph" style:parent-style-name="Table_20_Contents">
      <style:text-properties style:font-name="CMU Serif" style:font-style-complex="italic"/>
    </style:style>
    <style:style style:name="P23" style:family="paragraph" style:parent-style-name="TOC_20_Heading">
      <style:text-properties style:font-name="CMU Serif"/>
    </style:style>
    <style:style style:name="P24" style:family="paragraph" style:parent-style-name="TOC_20_1">
      <style:paragraph-properties>
        <style:tab-stops>
          <style:tab-stop style:position="17cm" style:type="right" style:leader-style="dotted" style:leader-text="."/>
        </style:tab-stops>
      </style:paragraph-properties>
    </style:style>
    <style:style style:name="T1" style:family="text">
      <style:text-properties style:font-name="CMU Serif" fo:font-size="10pt" style:font-size-asian="10pt" style:font-size-complex="10pt"/>
    </style:style>
    <style:style style:name="T2" style:family="text">
      <style:text-properties style:font-name="CMU Serif" fo:font-size="10pt" fo:font-style="italic" style:font-size-asian="10pt" style:font-style-asian="italic" style:font-size-complex="10pt" style:font-style-complex="italic"/>
    </style:style>
    <style:style style:name="T3" style:family="text">
      <style:text-properties style:text-position="super 65%" style:font-name="CMU Serif" fo:font-size="10pt" style:font-size-asian="10pt" style:font-size-complex="10pt"/>
    </style:style>
    <style:style style:name="T4" style:family="text">
      <style:text-properties fo:letter-spacing="normal"/>
    </style:style>
    <style:style style:name="T5" style:family="text">
      <style:text-properties style:font-name="CMU Serif"/>
    </style:style>
    <style:style style:name="T6" style:family="text">
      <style:text-properties style:font-name="CMU Serif"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_Toc373669948"/><text:bookmark-start text:name="__RefHeading__698_1817488610"/><text:bookmark-start text:name="_Toc374020027"/>Software Engineering Group Projects –<text:bookmark-end text:name="_Toc373669948"/><text:bookmark-end text:name="__RefHeading__698_1817488610"/><text:bookmark-end text:name="_Toc374020027"/></text:h>
      <text:h text:style-name="P15" text:outline-level="1"><text:bookmark-start text:name="__RefHeading__360_632211959"/><text:span text:style-name="Default_20_Paragraph_20_Font"><text:span text:style-name="T5">Maintenance Manual<text:line-break/></text:span></text:span><text:bookmark-end text:name="__RefHeading__360_632211959"/></text:h>
      <text:p text:style-name="P10"/>
      <text:p text:style-name="P12">Author: <text:s text:c="4"/><text:tab/><text:tab/>Harry Buckley</text:p>
      <text:p text:style-name="P12"/>
      <text:p text:style-name="P12">Config Ref: <text:tab/><text:tab/>?????</text:p>
      <text:p text:style-name="P2"><text:span text:style-name="Default_20_Paragraph_20_Font"><text:span text:style-name="T1">Date: <text:s text:c="8"/><text:tab/><text:tab/>10</text:span></text:span><text:span text:style-name="Default_20_Paragraph_20_Font"><text:span text:style-name="T3">th</text:span></text:span><text:span text:style-name="Default_20_Paragraph_20_Font"><text:span text:style-name="T1"> February <text:s/>2014</text:span></text:span></text:p>
      <text:p text:style-name="P12">Version: <text:s text:c="4"/><text:tab/><text:tab/>1.0 (initial draft)</text:p>
      <text:p text:style-name="P12">Status: <text:s text:c="7"/><text:tab/>Draft</text:p>
      <text:p text:style-name="P12"><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epartment of Computer Science</text:p>
      <text:p text:style-name="P12">Aberystwyth University</text:p>
      <text:p text:style-name="P12">Aberystwyth</text:p>
      <text:p text:style-name="P12">Ceredigion</text:p>
      <text:p text:style-name="P12">SY23 3DB</text:p>
      <text:p text:style-name="P12">Copyright © Aberystwyth University 2013</text:p>
      <text:p text:style-name="P12"/>
      <text:p text:style-name="P12"/>
      <text:p text:style-name="P12"/>
      <text:p text:style-name="P23"><text:bookmark-start text:name="_Toc374020029"/><text:soft-page-break/>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4"><text:a xlink:type="simple" xlink:href="#__RefHeading__698_1817488610">Software Engineering Group Projects –<text:tab/>1</text:a></text:p>
          <text:p text:style-name="P24"><text:a xlink:type="simple" xlink:href="#__RefHeading__360_632211959">Maintenance Manual<text:line-break/><text:tab/>1</text:a></text:p>
          <text:p text:style-name="P24"><text:a xlink:type="simple" xlink:href="#__RefHeading__4419_1900211471">2. Program Structure <text:tab/>4</text:a></text:p>
          <text:p text:style-name="P24"><text:a xlink:type="simple" xlink:href="#__RefHeading__4421_1900211471">3. Main Algorithms<text:tab/>4</text:a></text:p>
          <text:p text:style-name="P24"><text:a xlink:type="simple" xlink:href="#__RefHeading__4423_1900211471">4. Significant Data Structures<text:tab/>4</text:a></text:p>
          <text:p text:style-name="P24"><text:a xlink:type="simple" xlink:href="#__RefHeading__4425_1900211471">5. Files<text:tab/>4</text:a></text:p>
          <text:p text:style-name="P24"><text:a xlink:type="simple" xlink:href="#__RefHeading__4427_1900211471">6. Interfaces <text:tab/>4</text:a></text:p>
          <text:p text:style-name="P24"><text:a xlink:type="simple" xlink:href="#__RefHeading__4429_1900211471">7. Possible improvements<text:tab/>4</text:a></text:p>
          <text:p text:style-name="P24"><text:a xlink:type="simple" xlink:href="#__RefHeading__4431_1900211471">8. Physical limitations of the program<text:tab/>4</text:a></text:p>
          <text:p text:style-name="P24"><text:a xlink:type="simple" xlink:href="#__RefHeading__4433_1900211471">9. Rebuilding and Testing<text:tab/>4</text:a></text:p>
        </text:index-body>
      </text:table-of-content>
      <text:p text:style-name="P20"/>
      <text:p text:style-name="P12"/>
      <text:p text:style-name="P13"/>
      <text:list xml:id="list3949577498803151090" text:style-name="L1">
        <text:list-item>
          <text:p text:style-name="P3">INTRODUCTION</text:p>
          <text:p text:style-name="P6">...</text:p>
        </text:list-item>
        <text:list-item>
          <text:p text:style-name="P4">1.1 Purpose</text:p>
          <text:p text:style-name="P7">The purpose of this document is to provide maintainers of this program relevant information to aide in the production of future versions.</text:p>
        </text:list-item>
        <text:list-item>
          <text:p text:style-name="P4">1.2 Scope</text:p>
          <text:p text:style-name="P7">This document covers the main areas of the program, covering how certain features work and where the functionality of the program is defined. Precise information on how future feature will be implemented is out of the scope of this document.</text:p>
        </text:list-item>
        <text:list-item>
          <text:p text:style-name="P5">1.3 Objective</text:p>
          <text:p text:style-name="P8"><text:span text:style-name="T4">...</text:span></text:p>
        </text:list-item>
      </text:list>
      <text:p text:style-name="P14"/>
      <text:list xml:id="list413966109" text:style-name="L1">
        <text:list-item text:start-value="1">
          <text:p text:style-name="P17">Program Description</text:p>
        </text:list-item>
      </text:list>
      <text:p text:style-name="P9">The function of this program is to allow the user to document walks. The path of the walk is tracked by the GPS of the device and </text:p>
      <text:p text:style-name="P9"><text:s/>by tracking the GPS <text:s/>of the device and providing the user with the means add places of interest</text:p>
      <text:h text:style-name="P16" text:outline-level="1"><text:bookmark-start text:name="__RefHeading__4419_1900211471"/>2. Program Structure <text:bookmark-end text:name="__RefHeading__4419_1900211471"/></text:h>
      <text:p text:style-name="Text_20_body"><text:span text:style-name="T5"><text:tab/>StartScreen, WalkSetupScreen, WalkScreen.</text:span></text:p>
      <text:h text:style-name="Heading_20_1" text:outline-level="1"><text:bookmark-start text:name="__RefHeading__4421_1900211471"/><text:span text:style-name="T5">3. Main Algorithms</text:span><text:bookmark-end text:name="__RefHeading__4421_1900211471"/></text:h>
      <text:p text:style-name="Text_20_body"><text:span text:style-name="T5"><text:s/><text:tab/>JSON encoding</text:span></text:p>
      <text:h text:style-name="Heading_20_1" text:outline-level="1" text:is-list-header="true"><text:bookmark-start text:name="__RefHeading__4423_1900211471"/><text:span text:style-name="T5">4. Significant Data Structures</text:span><text:bookmark-end text:name="__RefHeading__4423_1900211471"/></text:h>
      <text:p text:style-name="Text_20_body"><text:span text:style-name="T5"><text:tab/>WalkModel, LocationPoint, PointOfInterest, ImageInformation</text:span></text:p>
      <text:h text:style-name="Heading_20_1" text:outline-level="1"><text:bookmark-start text:name="__RefHeading__4425_1900211471"/><text:span text:style-name="T5">5. Files</text:span><text:bookmark-end text:name="__RefHeading__4425_1900211471"/></text:h>
      <text:p text:style-name="Text_20_body"><text:span text:style-name="T5"><text:tab/>Image for walkScreen background,</text:span></text:p>
      <text:h text:style-name="Heading_20_1" text:outline-level="1"><text:bookmark-start text:name="__RefHeading__4427_1900211471"/><text:span text:style-name="T5">6. Interfaces </text:span><text:bookmark-end text:name="__RefHeading__4427_1900211471"/></text:h>
      <text:p text:style-name="Text_20_body"><text:span text:style-name="T5"/></text:p>
      <text:h text:style-name="Heading_20_1" text:outline-level="1"><text:bookmark-start text:name="__RefHeading__4429_1900211471"/><text:span text:style-name="T5">7. Possible improvements</text:span><text:bookmark-end text:name="__RefHeading__4429_1900211471"/></text:h>
      <text:p text:style-name="Text_20_body"><text:span text:style-name="T5"><text:tab/>Not crashing.</text:span></text:p>
      <text:h text:style-name="Heading_20_1" text:outline-level="1"><text:bookmark-start text:name="__RefHeading__4431_1900211471"/><text:span text:style-name="T5">8. Physical limitations of the program</text:span><text:bookmark-end text:name="__RefHeading__4431_1900211471"/></text:h>
      <text:p text:style-name="Text_20_body"><text:span text:style-name="T5"><text:tab/>The number of images that can be successfully uploaded depends in part on the amount of available memory on the device.</text:span></text:p>
      <text:h text:style-name="Heading_20_1" text:outline-level="1"><text:bookmark-start text:name="__RefHeading__4433_1900211471"/><text:span text:style-name="T5">9. Rebuilding and Testing</text:span><text:bookmark-end text:name="__RefHeading__4433_1900211471"/></text:h>
      <text:p text:style-name="Text_20_body"><text:span text:style-name="T5"><text:tab/></text:span></text:p>
      <text:p text:style-name="P14"/>
      <text:p text:style-name="P9"/>
      <text:list xml:id="list2019478614" text:style-name="L1">
        <text:list-item>
          <text:p text:style-name="P18"><text:bookmark-start text:name="_Toc373669999"/><text:bookmark-start text:name="__RefHeading__458_1210628608"/><text:bookmark-start text:name="_Toc374020081"/>DOCUMENT HISTORY<text:bookmark-end text:name="_Toc373669999"/><text:bookmark-end text:name="__RefHeading__458_1210628608"/><text:bookmark-end text:name="_Toc374020081"/></text:p>
        </text:list-item>
      </text:list>
      <text:p text:style-name="P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Version</text:p>
          </table:table-cell>
          <table:table-cell table:style-name="Table2.B1" office:value-type="string">
            <text:p text:style-name="P21">CCF No.</text:p>
          </table:table-cell>
          <table:table-cell table:style-name="Table2.C1" office:value-type="string">
            <text:p text:style-name="P21">Date</text:p>
          </table:table-cell>
          <table:table-cell table:style-name="Table2.B1" office:value-type="string">
            <text:p text:style-name="P21">Changes Made to document</text:p>
          </table:table-cell>
          <table:table-cell table:style-name="Table2.E1" office:value-type="string">
            <text:p text:style-name="P21">Changed by</text:p>
          </table:table-cell>
        </table:table-row>
        <table:table-row>
          <table:table-cell table:style-name="Table2.A2" office:value-type="string">
            <text:p text:style-name="P22">1.0</text:p>
          </table:table-cell>
          <table:table-cell table:style-name="Table2.B2" office:value-type="string">
            <text:p text:style-name="P22">N/A</text:p>
          </table:table-cell>
          <table:table-cell table:style-name="Table2.C2" office:value-type="string">
            <text:p text:style-name="P22">10/02/14</text:p>
          </table:table-cell>
          <table:table-cell table:style-name="Table2.B2" office:value-type="string">
            <text:p text:style-name="P22">Created document</text:p>
          </table:table-cell>
          <table:table-cell table:style-name="Table2.E2" office:value-type="string">
            <text:p text:style-name="P22">HFB1</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ce style:name="Times" svg:font-family="Time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style:style>
    <style:style style:name="MT2" style:family="text">
      <style:text-properties style:font-name="CMU Serif" fo:font-size="10pt" style:font-size-asian="10pt" style:font-size-complex="10pt"/>
    </style:style>
    <style:style style:name="MT3"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text:span text:style-name="Default_20_Paragraph_20_Font"><text:span text:style-name="MT1">Maintenance Manual</text:span></text:span><text:tab/><text:tab/><text:tab/> Version 1.0(initial draft)<text:bookmark-end text:name="__RefHeading__700_18174886101"/></text:p>
      </style:header>
      <style:footer>
        <text:p text:style-name="Footer"><text:span text:style-name="Default_20_Paragraph_20_Font"><text:span text:style-name="MT2">COMPUTER SCIENCE / ABERYSTWYTH UNIVERSITY </text:span></text:span><text:span text:style-name="Default_20_Paragraph_20_Font"><text:span text:style-name="MT2"><text:tab/></text:span></text:span><text:span text:style-name="Default_20_Paragraph_20_Font"><text:span text:style-name="MT3">Page </text:span></text:span><text:span text:style-name="Default_20_Paragraph_20_Font"><text:span text:style-name="MT3"><text:page-number text:select-page="current">5</text:page-number></text:span></text:span><text:span text:style-name="Default_20_Paragraph_20_Font"><text:span text:style-name="MT3"> of </text:span></text:span><text:span text:style-name="Default_20_Paragraph_20_Font"><text:span text:style-name="MT3"><text:page-count>5</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4-02-11T00:55:29</dc:date>
    <meta:editing-cycles>110</meta:editing-cycles>
    <meta:editing-duration>PT19H39M3S</meta:editing-duration>
    <dc:creator>Harry Buckley</dc:creator>
    <meta:document-statistic meta:table-count="1" meta:image-count="0" meta:object-count="0" meta:page-count="5" meta:paragraph-count="65" meta:word-count="312" meta:character-count="1993"/>
    <meta:template xlink:type="simple" xlink:actuate="onRequest" xlink:title="" xlink:href="../SE_07_DS_01%20(2).odt/Normal.dotm"/>
  </office:meta>
</office:document-meta>
</file>